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/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/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/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/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/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/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/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/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/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 you'd lose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/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/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So it was the same situation for you,
was it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/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/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/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/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/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/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/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/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/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/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/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/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/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/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/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/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/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/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'll be! There might be lots'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/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/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/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/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/>
          <table:table-cell table:style-name="ce0" office:value-type="string">
            <text:p>Elderly Man
“Wait just a cotton-pickin' moment, ya can't
just go prancin' through that there forest
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/>
          <table:table-cell table:style-name="ce0" office:value-type="string">
            <text:p>Elderly Man
“As ya well know, it's full'a demons on the
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/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/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/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/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/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/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/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/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'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